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ExportStrategy.transformDocument( DaisyDocument doc , String editUrl , String author , StreamingInformation si , String styleshe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ExportStrategy.createStreamingInformation( DaisyDocument doc , String editUrl , String author , Log lo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